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dc="http://purl.org/dc/elements/1.1/" office:version="1.2">
  <office:body>
    <office:text>
      <text:tracked-changes>
        <text:changed-region text:id="ct1">
          <text:insertion>
            <office:change-info>
              <dc:creator>TestUser</dc:creator>
              <dc:date>2024-03-11T10:00:00</dc:date>
            </office:change-info>
          </text:insertion>
        </text:changed-region>
        <text:changed-region text:id="ct2">
          <text:deletion>
            <office:change-info>
              <dc:creator>TestUser</dc:creator>
              <dc:date>2024-03-11T10:05:00</dc:date>
            </office:change-info>
            <text:p>This text was deleted</text:p>
          </text:deletion>
        </text:changed-region>
      </text:tracked-changes>
      <text:p>Original text <text:change-start text:change-id="ct1"/>with an insertion<text:change-end text:change-id="ct1"/> and more text<text:change text:change-id="ct2"/> after deletion.</text:p>
    </office:text>
  </office:body>
</office:document-content>
</file>

<file path=meta.xml><?xml version="1.0" encoding="utf-8"?>
<office:document-meta xmlns:office="urn:oasis:names:tc:opendocument:xmlns:office:1.0" xmlns:meta="urn:oasis:names:tc:opendocument:xmlns:meta:1.0" office:version="1.2">
  <office:meta>
    <meta:generator>neoffice-test-generator</meta:generator>
  </office:meta>
</office:document-meta>
</file>